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4"/></text:p>
      <text:p text:style-name="Standard"><text:s text:c="4"/>string public name;</text:p>
      <text:p text:style-name="Standard"><text:s text:c="4"/>string public symbol;</text:p>
      <text:p text:style-name="Standard"><text:s text:c="4"/>uint8 public decimals = 0;</text:p>
      <text:p text:style-name="Standard"><text:s text:c="3"/>address public tokenOwneraddress;</text:p>
      <text:p text:style-name="Standard"><text:s text:c="4"/>uint256 public totalSupply;</text:p>
      <text:p text:style-name="Standard"><text:s text:c="4"/>uint public ownerPresentTokens;</text:p>
      <text:p text:style-name="Standard"><text:s text:c="4"/>mapping (address =&gt; uint256) public balanceOf;</text:p>
      <text:p text:style-name="Standard"/>
      <text:p text:style-name="Standard"/>
      <text:p text:style-name="Standard"><text:s text:c="4"/>event Transfer(address from1, address to1, uint256 value);</text:p>
      <text:p text:style-name="Standard"><text:s text:c="3"/></text:p>
      <text:p text:style-name="Standard"/>
      <text:p text:style-name="Standard"><text:s text:c="3"/></text:p>
      <text:p text:style-name="Standard"><text:s text:c="3"/>constructor(</text:p>
      <text:p text:style-name="Standard"><text:s text:c="8"/>uint256 initialSupply,</text:p>
      <text:p text:style-name="Standard"><text:s text:c="8"/>string tokenName,</text:p>
      <text:p text:style-name="Standard"><text:s text:c="8"/>string tokenSymbol,</text:p>
      <text:p text:style-name="Standard"><text:s text:c="8"/>address tokenOwner</text:p>
      <text:p text:style-name="Standard"><text:s text:c="8"/></text:p>
      <text:p text:style-name="Standard"><text:s text:c="4"/>) public {</text:p>
      <text:p text:style-name="Standard"><text:s text:c="8"/>totalSupply = initialSupply * 10 ** uint256(decimals); <text:s/></text:p>
      <text:p text:style-name="Standard"><text:s text:c="8"/>balanceOf[msg.sender] = totalSupply; <text:s text:c="15"/></text:p>
      <text:p text:style-name="Standard"><text:s text:c="8"/>name = tokenName; <text:s text:c="34"/></text:p>
      <text:p text:style-name="Standard"><text:s text:c="8"/>symbol = tokenSymbol; <text:s text:c="4"/></text:p>
      <text:p text:style-name="Standard"><text:s text:c="8"/>tokenOwneraddress=tokenOwner;</text:p>
      <text:p text:style-name="Standard"><text:s text:c="4"/>}</text:p>
      <text:p text:style-name="Standard"/>
      <text:p text:style-name="Standard"><text:s text:c="3"/>function Balance1() public returns (bool success)</text:p>
      <text:p text:style-name="Standard"><text:s text:c="3"/>{</text:p>
      <text:p text:style-name="Standard"><text:s text:c="6"/>ownerPresentTokens=balanceOf[tokenOwneraddress];</text:p>
      <text:p text:style-name="Standard"><text:s text:c="6"/>if( ownerPresentTokens&gt;=(totalSupply/100)*30)</text:p>
      <text:p text:style-name="Standard"><text:s text:c="6"/>{</text:p>
      <text:p text:style-name="Standard"><text:s text:c="10"/>return true; </text:p>
      <text:p text:style-name="Standard"><text:s text:c="6"/>}</text:p>
      <text:p text:style-name="Standard"><text:s text:c="3"/>}</text:p>
      <text:p text:style-name="Standard"><text:s text:c="3"/></text:p>
      <text:p text:style-name="Standard"/>
      <text:p text:style-name="Standard"><text:s text:c="4"/>function transfer(address _to, uint256 _value) public returns (bool success) {</text:p>
      <text:p text:style-name="Standard"><text:s text:c="8"/>balanceOf[tokenOwneraddress] -= _value;</text:p>
      <text:p text:style-name="Standard"><text:s text:c="8"/></text:p>
      <text:p text:style-name="Standard"><text:s text:c="8"/>balanceOf[_to] += _value;</text:p>
      <text:p text:style-name="Standard"><text:s text:c="8"/></text:p>
      <text:p text:style-name="Standard"><text:s text:c="8"/>emit Transfer(tokenOwneraddress, _to, _value);</text:p>
      <text:p text:style-name="Standard"><text:s text:c="8"/>return true;</text:p>
      <text:p text:style-name="Standard"><text:s text:c="4"/>}</text:p>
      <text:p text:style-name="Standard"><text:s text:c="3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1-30T12:52:05.606000000</dc:date>
    <meta:editing-duration>PT3S</meta:editing-duration>
    <meta:editing-cycles>1</meta:editing-cycles>
    <meta:document-statistic meta:table-count="0" meta:image-count="0" meta:object-count="0" meta:page-count="1" meta:paragraph-count="44" meta:word-count="103" meta:character-count="1174" meta:non-whitespace-character-count="811"/>
  </office:meta>
</office:document-meta>
</file>